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</style:style>
    <style:style style:name="P2" style:family="paragraph" style:parent-style-name="Standard" style:list-style-name="LS1">
      <style:paragraph-properties fo:margin-top="0in" fo:margin-bottom="0in" fo:line-height="115%" fo:break-before="auto" fo:break-after="auto" style:writing-mode="lr-tb"/>
    </style:style>
    <style:style style:name="P3" style:family="paragraph" style:parent-style-name="Standard" style:list-style-name="LS2">
      <style:paragraph-properties fo:margin-top="0in" fo:margin-bottom="0in" fo:line-height="115%" fo:break-before="auto" fo:break-after="auto" style:writing-mode="lr-tb"/>
    </style:style>
    <style:style style:name="P4" style:family="paragraph" style:parent-style-name="Standard" style:list-style-name="LS3">
      <style:paragraph-properties fo:margin-top="0in" fo:margin-bottom="0in" fo:line-height="115%" fo:break-before="auto" fo:break-after="auto" style:writing-mode="lr-tb"/>
    </style:style>
    <style:style style:name="P5" style:family="paragraph" style:parent-style-name="Standard" style:list-style-name="LS4">
      <style:paragraph-properties fo:margin-top="0in" fo:margin-bottom="0in" fo:line-height="115%" fo:break-before="auto" fo:break-after="auto" style:writing-mode="lr-tb"/>
    </style:style>
    <style:style style:name="P6" style:family="paragraph" style:parent-style-name="Standard" style:list-style-name="LS5">
      <style:paragraph-properties fo:margin-top="0in" fo:margin-bottom="0in" fo:line-height="115%" fo:break-before="auto" fo:break-after="auto" style:writing-mode="lr-tb"/>
    </style:style>
    <style:style style:name="P7" style:family="paragraph" style:parent-style-name="Standard" style:list-style-name="LS6">
      <style:paragraph-properties fo:margin-top="0in" fo:margin-bottom="0in" fo:line-height="115%" fo:break-before="auto" fo:break-after="auto" style:writing-mode="lr-tb"/>
    </style:style>
    <style:style style:name="P8" style:family="paragraph" style:parent-style-name="Standard" style:list-style-name="LS7">
      <style:paragraph-properties fo:margin-top="0in" fo:margin-bottom="0in" fo:line-height="115%" fo:break-before="auto" fo:break-after="auto" style:writing-mode="lr-tb"/>
    </style:style>
    <style:style style:name="P9" style:family="paragraph" style:parent-style-name="Standard" style:list-style-name="LS8">
      <style:paragraph-properties fo:margin-top="0in" fo:margin-bottom="0in" fo:line-height="115%" fo:break-before="auto" fo:break-after="auto" style:writing-mode="lr-tb"/>
    </style:style>
    <style:style style:name="P10" style:family="paragraph" style:parent-style-name="Standard" style:list-style-name="LS8">
      <style:paragraph-properties fo:margin-top="0in" fo:margin-bottom="0in" fo:line-height="115%" style:writing-mode="lr-tb"/>
    </style:style>
    <style:style style:name="P11" style:family="paragraph" style:parent-style-name="Standard">
      <style:paragraph-properties fo:line-height="115%" style:writing-mode="lr-tb"/>
    </style:style>
    <style:style style:name="P12" style:family="paragraph" style:parent-style-name="Standard">
      <style:paragraph-properties fo:line-height="115%" style:writing-mode="lr-tb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paragraph-properties fo:line-height="115%" style:writing-mode="lr-tb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15%" style:writing-mode="lr-tb"/>
      <style:text-properties fo:font-size="12pt" fo:font-weight="normal" style:font-size-asian="10.5pt" style:font-weight-asian="normal" style:font-size-complex="12pt" style:font-weight-complex="normal"/>
    </style:style>
    <style:style style:name="P15" style:family="paragraph" style:parent-style-name="Standard" style:list-style-name="L10">
      <style:paragraph-properties fo:line-height="115%" style:writing-mode="lr-tb"/>
      <style:text-properties fo:font-size="12pt" fo:font-weight="normal" style:font-size-asian="10.5pt" style:font-weight-asian="normal" style:font-size-complex="12pt" style:font-weight-complex="normal"/>
    </style:style>
    <style:style style:name="P16" style:family="paragraph" style:parent-style-name="Standard" style:list-style-name="L11">
      <style:paragraph-properties fo:line-height="115%" style:writing-mode="lr-tb"/>
      <style:text-properties fo:font-size="12pt" fo:font-weight="normal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line-height="115%" fo:break-before="auto" fo:break-after="auto" style:writing-mode="lr-tb"/>
    </style:style>
    <style:style style:name="P18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</style:style>
    <style:style style:name="P19" style:family="paragraph" style:parent-style-name="Standard" style:list-style-name="L6">
      <style:paragraph-properties fo:margin-left="0in" fo:margin-right="0in" fo:line-height="115%" fo:text-indent="0in" style:auto-text-indent="false" style:writing-mode="lr-tb"/>
    </style:style>
    <style:style style:name="P20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21" style:family="paragraph" style:parent-style-name="Standard">
      <style:paragraph-properties fo:margin-left="1in" fo:margin-right="0in" fo:line-height="115%" fo:text-indent="-0.25in" style:auto-text-indent="false" style:writing-mode="lr-tb"/>
    </style:style>
    <style:style style:name="P22" style:family="paragraph" style:parent-style-name="Standard" style:list-style-name="L8">
      <style:paragraph-properties fo:margin-left="1in" fo:margin-right="0in" fo:line-height="115%" fo:text-indent="-0.25in" style:auto-text-indent="false" style:writing-mode="lr-tb"/>
      <style:text-properties fo:font-size="11pt" fo:font-weight="normal" style:font-size-asian="9.60000038146973pt" style:font-weight-asian="normal" style:font-size-complex="11pt" style:font-weight-complex="normal"/>
    </style:style>
    <style:style style:name="P23" style:family="paragraph" style:parent-style-name="Standard" style:list-style-name="L8">
      <style:paragraph-properties fo:margin-left="1in" fo:margin-right="0in" fo:line-height="115%" fo:text-indent="-0.25in" style:auto-text-indent="false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1in" fo:margin-right="0in" fo:line-height="115%" fo:text-indent="-0.25in" style:auto-text-indent="false" style:writing-mode="lr-tb"/>
      <style:text-properties fo:font-size="12pt" fo:font-weight="normal" style:font-size-asian="10.5pt" style:font-weight-asian="normal" style:font-size-complex="12pt" style:font-weight-complex="normal"/>
    </style:style>
    <style:style style:name="P25" style:family="paragraph" style:parent-style-name="Standard" style:list-style-name="L9">
      <style:paragraph-properties fo:margin-left="1in" fo:margin-right="0in" fo:line-height="115%" fo:text-indent="-0.25in" style:auto-text-indent="false" style:writing-mode="lr-tb"/>
      <style:text-properties fo:font-size="12pt" fo:font-weight="normal" style:font-size-asian="10.5pt" style:font-weight-asian="normal" style:font-size-complex="12pt" style:font-weight-complex="normal"/>
    </style:style>
    <style:style style:name="P26" style:family="paragraph" style:parent-style-name="Standard" style:list-style-name="L12">
      <style:paragraph-properties fo:margin-left="1in" fo:margin-right="0in" fo:line-height="115%" fo:text-indent="-0.25in" style:auto-text-indent="false" style:writing-mode="lr-tb"/>
      <style:text-properties fo:font-size="12pt" fo:font-weight="normal" style:font-size-asian="10.5pt" style:font-weight-asian="normal" style:font-size-complex="12pt" style:font-weight-complex="normal"/>
    </style:style>
    <style:style style:name="P27" style:family="paragraph" style:parent-style-name="Standard" style:list-style-name="L14">
      <style:paragraph-properties fo:margin-left="1in" fo:margin-right="0in" fo:line-height="115%" fo:text-indent="-0.25in" style:auto-text-indent="false" style:writing-mode="lr-tb"/>
      <style:text-properties fo:font-size="12pt" fo:font-weight="normal" style:font-size-asian="10.5pt" style:font-weight-asian="normal" style:font-size-complex="12pt" style:font-weight-complex="normal"/>
    </style:style>
    <style:style style:name="P28" style:family="paragraph" style:parent-style-name="Standard" style:list-style-name="L15">
      <style:paragraph-properties fo:margin-left="1in" fo:margin-right="0in" fo:line-height="115%" fo:text-indent="-0.25in" style:auto-text-indent="false" style:writing-mode="lr-tb"/>
      <style:text-properties fo:font-size="12pt" fo:font-weight="normal" style:font-size-asian="10.5pt" style:font-weight-asian="normal" style:font-size-complex="12pt" style:font-weight-complex="normal"/>
    </style:style>
    <style:style style:name="P29" style:family="paragraph" style:parent-style-name="Standard" style:list-style-name="L6">
      <style:paragraph-properties fo:margin-left="1in" fo:margin-right="0in" fo:line-height="115%" fo:text-indent="-0.25in" style:auto-text-indent="false" style:writing-mode="lr-tb"/>
      <style:text-properties fo:font-size="12pt" style:font-size-asian="12pt" style:font-size-complex="12pt"/>
    </style:style>
    <style:style style:name="P30" style:family="paragraph" style:parent-style-name="Standard">
      <style:paragraph-properties fo:margin-left="0.75in" fo:margin-right="0in" fo:line-height="115%" fo:text-indent="0in" style:auto-text-indent="false" style:writing-mode="lr-tb"/>
      <style:text-properties fo:font-size="12pt" fo:font-weight="normal" style:font-size-asian="10.5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1.<text:tab/>Apakah itu Android?</text:p>
      <text:list xml:id="list1223596990" text:style-name="LS1">
        <text:list-item>
          <text:list>
            <text:list-item>
              <text:p text:style-name="P2">Pengertian Android</text:p>
            </text:list-item>
            <text:list-item>
              <text:p text:style-name="P2">Sejarah Android</text:p>
            </text:list-item>
            <text:list-item>
              <text:p text:style-name="P2">Perkembangan Android</text:p>
            </text:list-item>
            <text:list-item>
              <text:p text:style-name="P2">Struktur OS Android</text:p>
            </text:list-item>
          </text:list>
        </text:list-item>
      </text:list>
      <text:p text:style-name="P1">2.<text:tab/>Apakah itu Linux?</text:p>
      <text:list xml:id="list2047425355" text:style-name="LS2">
        <text:list-item>
          <text:list>
            <text:list-item>
              <text:p text:style-name="P3">Pengertian Linux</text:p>
            </text:list-item>
            <text:list-item>
              <text:p text:style-name="P3">Sejarah Linux</text:p>
            </text:list-item>
            <text:list-item>
              <text:p text:style-name="P3">Perkembangan Linux</text:p>
            </text:list-item>
          </text:list>
        </text:list-item>
      </text:list>
      <text:p text:style-name="P1">3.<text:tab/>Komunitas Developer Android</text:p>
      <text:list xml:id="list485563221" text:style-name="LS3">
        <text:list-item>
          <text:list>
            <text:list-item>
              <text:p text:style-name="P4">XDA-Developers</text:p>
            </text:list-item>
            <text:list-item>
              <text:p text:style-name="P4">Modaco</text:p>
            </text:list-item>
          </text:list>
        </text:list-item>
      </text:list>
      <text:p text:style-name="P1">4.<text:tab/>Custom Android Project</text:p>
      <text:list xml:id="list1330151034" text:style-name="LS4">
        <text:list-item>
          <text:list>
            <text:list-item>
              <text:p text:style-name="P5">CyanogenMod</text:p>
            </text:list-item>
            <text:list-item>
              <text:p text:style-name="P5">MIUI</text:p>
            </text:list-item>
            <text:list-item>
              <text:p text:style-name="P5">ParanoidAndroid</text:p>
            </text:list-item>
            <text:list-item>
              <text:p text:style-name="P5">AOKP</text:p>
            </text:list-item>
          </text:list>
        </text:list-item>
      </text:list>
      <text:p text:style-name="P1">5.<text:tab/>Mempersiapkan Build Environment</text:p>
      <text:list xml:id="list226709023" text:style-name="LS5">
        <text:list-item>
          <text:list>
            <text:list-item>
              <text:p text:style-name="P6">Spesifikasi Minimal Sistem</text:p>
            </text:list-item>
            <text:list-item>
              <text:p text:style-name="P6">Download Package yang dibutuhkan</text:p>
            </text:list-item>
            <text:list-item>
              <text:p text:style-name="P6">Install SDK Android</text:p>
            </text:list-item>
            <text:list-item>
              <text:p text:style-name="P6">Download Source Code dari CyanogenMod 9</text:p>
            </text:list-item>
          </text:list>
        </text:list-item>
      </text:list>
      <text:p text:style-name="P1">6. <text:tab/>Mengkompilasi OS Android</text:p>
      <text:list xml:id="list475445610" text:style-name="LS6">
        <text:list-item>
          <text:list>
            <text:list-item>
              <text:p text:style-name="P7">Struktur Folder Source Code CM9</text:p>
            </text:list-item>
            <text:list-item>
              <text:p text:style-name="P7">Mengkompilasi Source Code CM9</text:p>
            </text:list-item>
          </text:list>
        </text:list-item>
      </text:list>
      <text:p text:style-name="P1">7.<text:tab/>Mencoba Hasil Kompilasi </text:p>
      <text:list xml:id="list103400891" text:style-name="LS7">
        <text:list-item>
          <text:list>
            <text:list-item>
              <text:p text:style-name="P8">Untuk Emulator</text:p>
            </text:list-item>
            <text:list-item>
              <text:p text:style-name="P8">Untuk Device</text:p>
            </text:list-item>
          </text:list>
        </text:list-item>
      </text:list>
      <text:p text:style-name="P1">8.<text:tab/>Berkontribusi ke Project Android</text:p>
      <text:list xml:id="list455522529" text:style-name="LS8">
        <text:list-item>
          <text:list>
            <text:list-item>
              <text:p text:style-name="P9">AOSP</text:p>
            </text:list-item>
            <text:list-item>
              <text:p text:style-name="P9">CyanogenMod</text:p>
            </text:list-item>
            <text:list-item>
              <text:p text:style-name="P10">AOKP</text:p>
            </text:list-item>
          </text:list>
        </text:list-item>
      </text:list>
      <text:p text:style-name="P17">9.<text:tab/>Daftar Pustaka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61841005" text:style-name="L1">
        <text:list-item>
          <text:p text:style-name="P13"><text:soft-page-break/>Apakah itu Android?</text:p>
        </text:list-item>
      </text:list>
      <text:p text:style-name="P21"/>
      <text:list xml:id="list2072202462" text:style-name="L6">
        <text:list-item>
          <text:p text:style-name="P29">Pengertian Android</text:p>
        </text:list-item>
        <text:list-item>
          <text:p text:style-name="P29">Sejarah Android</text:p>
        </text:list-item>
        <text:list-item>
          <text:p text:style-name="P29">Perkembangan Android</text:p>
        </text:list-item>
        <text:list-item>
          <text:p text:style-name="P29">Struktur OS Android</text:p>
          <text:p text:style-name="P19"/>
        </text:list-item>
      </text:list>
      <text:list xml:id="list729405407" text:continue-list="list61841005" text:style-name="L1">
        <text:list-item>
          <text:p text:style-name="P13">Apakah itu Linux?</text:p>
          <text:p text:style-name="P13"/>
        </text:list-item>
      </text:list>
      <text:list xml:id="list985045744" text:style-name="L8">
        <text:list-item>
          <text:p text:style-name="P23">Pengertian Linux</text:p>
        </text:list-item>
        <text:list-item>
          <text:p text:style-name="P23">Sejarah Linux</text:p>
        </text:list-item>
        <text:list-item>
          <text:p text:style-name="P23">Perkembangan Linux</text:p>
          <text:p text:style-name="P22"/>
        </text:list-item>
      </text:list>
      <text:list xml:id="list752805841" text:continue-list="list729405407" text:style-name="L1">
        <text:list-item>
          <text:p text:style-name="P13">Komunitas Developer Android</text:p>
          <text:p text:style-name="P13"/>
        </text:list-item>
      </text:list>
      <text:list xml:id="list1077799779" text:style-name="L9">
        <text:list-item>
          <text:p text:style-name="P25">XDA-Developers</text:p>
        </text:list-item>
        <text:list-item>
          <text:p text:style-name="P25">Modaco</text:p>
        </text:list-item>
      </text:list>
      <text:p text:style-name="P24"/>
      <text:p text:style-name="P24"/>
      <text:list xml:id="list591128115" text:continue-list="list752805841" text:style-name="L1">
        <text:list-item>
          <text:p text:style-name="P13">Custom Android Project</text:p>
        </text:list-item>
      </text:list>
      <text:p text:style-name="P12"/>
      <text:list xml:id="list2068940094" text:style-name="L10">
        <text:list-item>
          <text:p text:style-name="P15">CyanogenMod</text:p>
        </text:list-item>
        <text:list-item>
          <text:p text:style-name="P15">MIUI</text:p>
        </text:list-item>
        <text:list-item>
          <text:p text:style-name="P15">ParanoidAndroid</text:p>
        </text:list-item>
        <text:list-item>
          <text:p text:style-name="P15">AOKP</text:p>
        </text:list-item>
      </text:list>
      <text:p text:style-name="P14"/>
      <text:list xml:id="list766737850" text:continue-list="list591128115" text:style-name="L1">
        <text:list-item>
          <text:p text:style-name="P13">Mempersiapkan Build Environment</text:p>
        </text:list-item>
      </text:list>
      <text:p text:style-name="P14"/>
      <text:list xml:id="list2157151841" text:style-name="L11">
        <text:list-item>
          <text:p text:style-name="P16">Spesifikasi Minimal Sistem</text:p>
        </text:list-item>
        <text:list-item>
          <text:p text:style-name="P16">Download Package yang dibutuhkan</text:p>
        </text:list-item>
        <text:list-item>
          <text:p text:style-name="P16">Instalasi SDK Android</text:p>
        </text:list-item>
        <text:list-item>
          <text:p text:style-name="P16">Download Source Code dari CyanogenMod 9</text:p>
          <text:p text:style-name="P16"/>
        </text:list-item>
      </text:list>
      <text:list xml:id="list1301659085" text:continue-list="list766737850" text:style-name="L1">
        <text:list-item>
          <text:p text:style-name="P13">Mengkompilasi OS Android</text:p>
          <text:p text:style-name="P13"/>
        </text:list-item>
      </text:list>
      <text:list xml:id="list1991931312" text:style-name="L12">
        <text:list-item>
          <text:p text:style-name="P26">Struktur Folder dalam Source Code CM9</text:p>
        </text:list-item>
        <text:list-item>
          <text:p text:style-name="P26">Mengkompilasi Source Code CM9</text:p>
        </text:list-item>
      </text:list>
      <text:p text:style-name="P24"/>
      <text:p text:style-name="P24"/>
      <text:p text:style-name="P24"/>
      <text:list xml:id="list1570477477" text:continue-list="list1301659085" text:style-name="L1">
        <text:list-item>
          <text:p text:style-name="P13"><text:soft-page-break/>Mencoba Hasil Kompilasi</text:p>
          <text:p text:style-name="P13"/>
        </text:list-item>
      </text:list>
      <text:list xml:id="list1576184097" text:style-name="L14">
        <text:list-item>
          <text:p text:style-name="P27">Untuk Emulator</text:p>
        </text:list-item>
        <text:list-item>
          <text:p text:style-name="P27">Untuk Device</text:p>
        </text:list-item>
      </text:list>
      <text:p text:style-name="P30"/>
      <text:p text:style-name="P30"/>
      <text:list xml:id="list941873660" text:continue-list="list1570477477" text:style-name="L1">
        <text:list-item>
          <text:p text:style-name="P13">Berkontribusi ke Project Android</text:p>
          <text:p text:style-name="P13"/>
        </text:list-item>
      </text:list>
      <text:list xml:id="list1436178773" text:style-name="L15">
        <text:list-item>
          <text:p text:style-name="P28">AOSP</text:p>
        </text:list-item>
        <text:list-item>
          <text:p text:style-name="P28">CyanogenMod</text:p>
        </text:list-item>
        <text:list-item>
          <text:p text:style-name="P28">AOK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2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2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2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2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2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2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2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2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3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3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3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3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3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3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3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3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4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4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4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4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4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4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4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4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5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5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5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5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5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5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5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5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6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6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6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6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6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6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6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6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7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7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7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7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7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7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7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7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8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8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8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8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8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8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8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8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dc:creator>Geraldi Arnanto</dc:creator>
    <meta:editing-cycles>4</meta:editing-cycles>
    <dc:date>2012-12-04T23:38:12</dc:date>
    <meta:editing-duration>PT20M40S</meta:editing-duration>
    <meta:document-statistic meta:table-count="0" meta:image-count="0" meta:object-count="0" meta:page-count="3" meta:paragraph-count="65" meta:word-count="224" meta:character-count="1098" meta:non-whitespace-character-count="1188"/>
  </office:meta>
</office:document-meta>
</file>